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598in"/>
    </style:style>
    <style:style style:name="co4" style:family="table-column">
      <style:table-column-properties fo:break-before="auto" style:column-width="1.8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ies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2" office:value-type="string" calcext:value-type="string">
            <text:p>Raw Gym Dehradun</text:p>
          </table:table-cell>
          <table:table-cell office:value-type="float" office:value="9997702047" calcext:value-type="float">
            <text:p>9997702047</text:p>
          </table:table-cell>
          <table:table-cell table:style-name="ce4" office:value-type="string" calcext:value-type="string">
            <text:p>4.9 (131)</text:p>
          </table:table-cell>
          <table:table-cell office:value-type="string" calcext:value-type="string">
            <text:p>https://maps.app.goo.gl/rtSqhCcm731DatC78</text:p>
          </table:table-cell>
          <table:table-cell office:value-type="string" calcext:value-type="string">
            <text:p>East Rest Camp, Chander Nagar, Race Course, Dehradun, Uttarakhand 248001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ynamo Fitness Gym</text:p>
          </table:table-cell>
          <table:table-cell office:value-type="float" office:value="9520667135" calcext:value-type="float">
            <text:p>9520667135</text:p>
          </table:table-cell>
          <table:table-cell table:style-name="ce5" office:value-type="string" calcext:value-type="string">
            <text:p>4.9(404)</text:p>
          </table:table-cell>
          <table:table-cell office:value-type="string" calcext:value-type="string">
            <text:p>https://maps.app.goo.gl/WYWLrVcx1SPRpStP7</text:p>
          </table:table-cell>
          <table:table-cell office:value-type="string" calcext:value-type="string">
            <text:p>GMS Rd, near kotak mahindra bank2nd floor, Ballupur, Dehradun, Uttarakhand 248006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K 24 GYM</text:p>
          </table:table-cell>
          <table:table-cell office:value-type="float" office:value="7669703320" calcext:value-type="float">
            <text:p>7669703320</text:p>
          </table:table-cell>
          <table:table-cell table:style-name="ce4" office:value-type="string" calcext:value-type="string">
            <text:p>4.9(279)</text:p>
          </table:table-cell>
          <table:table-cell office:value-type="string" calcext:value-type="string">
            <text:p>https://maps.app.goo.gl/6KUUpAika2BnjJLw5</text:p>
          </table:table-cell>
          <table:table-cell office:value-type="string" calcext:value-type="string">
            <text:p>73M9+5MG, Haridwar Rd, near Govind hospital, Jogiwala, Dharampur, Dehradun, Uttarakhand 248005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IGER FITNESS GYM</text:p>
          </table:table-cell>
          <table:table-cell office:value-type="float" office:value="8218316669" calcext:value-type="float">
            <text:p>8218316669</text:p>
          </table:table-cell>
          <table:table-cell table:style-name="ce4" office:value-type="string" calcext:value-type="string">
            <text:p>5.0(237)</text:p>
          </table:table-cell>
          <table:table-cell office:value-type="string" calcext:value-type="string">
            <text:p>https://maps.app.goo.gl/s2uxqPPbZL3fqwkC9</text:p>
          </table:table-cell>
          <table:table-cell office:value-type="string" calcext:value-type="string">
            <text:p>94J4+WPX, Aishwarya Sharda Vihar, Kulhan, Kulhan Karanpur, Gujrara Mansingh, Uttarakhand 248009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BELIEVE FITNESS GYM</text:p>
          </table:table-cell>
          <table:table-cell office:value-type="float" office:value="7983888239" calcext:value-type="float">
            <text:p>7983888239</text:p>
          </table:table-cell>
          <table:table-cell table:style-name="ce4" office:value-type="string" calcext:value-type="string">
            <text:p>4.9(98)</text:p>
          </table:table-cell>
          <table:table-cell office:value-type="string" calcext:value-type="string">
            <text:p>https://maps.app.goo.gl/AdNorJu9rqLUf67G7</text:p>
          </table:table-cell>
          <table:table-cell office:value-type="string" calcext:value-type="string">
            <text:p>6 No, Pulliya, 3rd Floor Bist Tower, Ring Rd, Dehradun, Uttarakhand 248014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Dungeon gym</text:p>
          </table:table-cell>
          <table:table-cell office:value-type="float" office:value="8171888777" calcext:value-type="float">
            <text:p>8171888777</text:p>
          </table:table-cell>
          <table:table-cell table:style-name="ce4" office:value-type="string" calcext:value-type="string">
            <text:p>4.7(43)</text:p>
          </table:table-cell>
          <table:table-cell office:value-type="string" calcext:value-type="string">
            <text:p>https://maps.app.goo.gl/CYmc43UhefmwoJig8</text:p>
          </table:table-cell>
          <table:table-cell office:value-type="string" calcext:value-type="string">
            <text:p>14, Balbir Rd, Dalanwala, Dehradun, Uttarakhand 248001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it Beast</text:p>
          </table:table-cell>
          <table:table-cell office:value-type="float" office:value="8881335317" calcext:value-type="float">
            <text:p>8881335317</text:p>
          </table:table-cell>
          <table:table-cell table:style-name="ce4" office:value-type="string" calcext:value-type="string">
            <text:p>5.0(109)</text:p>
          </table:table-cell>
          <table:table-cell office:value-type="string" calcext:value-type="string">
            <text:p>https://maps.app.goo.gl/e9zZ9bc87XrBhBtq5</text:p>
          </table:table-cell>
          <table:table-cell office:value-type="string" calcext:value-type="string">
            <text:p>Fit Beast Gym Rishi Vihar, Harbanswala, near Mount Litera Zee School, Dehradun, Uttarakhand 248018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dy Station Unisex Gym</text:p>
          </table:table-cell>
          <table:table-cell office:value-type="float" office:value="9058827564" calcext:value-type="float">
            <text:p>9058827564</text:p>
          </table:table-cell>
          <table:table-cell table:style-name="ce4" office:value-type="string" calcext:value-type="string">
            <text:p>4.9(36)</text:p>
          </table:table-cell>
          <table:table-cell office:value-type="string" calcext:value-type="string">
            <text:p>https://maps.app.goo.gl/ppjTNBiMRK8tBmSk8</text:p>
          </table:table-cell>
          <table:table-cell office:value-type="string" calcext:value-type="string">
            <text:p>near Marble Factory, East Rest Camp, Chander Nagar, Race Course, Dehradun, Uttarakhand 248001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uscle Hub Gym</text:p>
          </table:table-cell>
          <table:table-cell office:value-type="float" office:value="9536696544" calcext:value-type="float">
            <text:p>9536696544</text:p>
          </table:table-cell>
          <table:table-cell table:style-name="ce4" office:value-type="string" calcext:value-type="string">
            <text:p>4.8(22)</text:p>
          </table:table-cell>
          <table:table-cell office:value-type="string" calcext:value-type="string">
            <text:p>https://maps.app.goo.gl/PJhdyUk2Zzqy3SQh6</text:p>
          </table:table-cell>
          <table:table-cell office:value-type="string" calcext:value-type="string">
            <text:p>Kameshwar mahadev mandir, GMS Rd, near Kamleshwar mahadev mandir, Shakti Enclave, Kaonli, Dehradun, Uttarakhand 248171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ULLFIGHT GYM</text:p>
          </table:table-cell>
          <table:table-cell office:value-type="float" office:value="8410165998" calcext:value-type="float">
            <text:p>8410165998</text:p>
          </table:table-cell>
          <table:table-cell table:style-name="ce4" office:value-type="string" calcext:value-type="string">
            <text:p>4.9(39)</text:p>
          </table:table-cell>
          <table:table-cell office:value-type="string" calcext:value-type="string">
            <text:p>https://maps.app.goo.gl/NSrEfkmCH5VG4HtHA</text:p>
          </table:table-cell>
          <table:table-cell office:value-type="string" calcext:value-type="string">
            <text:p>Pragati vihar Lan, 2, Sahastradhara Rd, near Nalapani Chowk, Rishi Nagar, Dehradun, Uttarakhand 248001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riofit</text:p>
          </table:table-cell>
          <table:table-cell office:value-type="float" office:value="8006000977" calcext:value-type="float">
            <text:p>8006000977</text:p>
          </table:table-cell>
          <table:table-cell table:style-name="ce4" office:value-type="string" calcext:value-type="string">
            <text:p>5.0(133)</text:p>
          </table:table-cell>
          <table:table-cell office:value-type="string" calcext:value-type="string">
            <text:p><text:a xlink:href="https://maps.app.goo.gl/hfzk19QadpTae6557" xlink:type="simple">https://maps.app.goo.gl/hfzk19QadpTae6557</text:a></text:p>
          </table:table-cell>
          <table:table-cell office:value-type="string" calcext:value-type="string">
            <text:p>Lane no. 10, Pushkunj Colony, Madhav Residency, Shanti Vihar, Ajabpur Khurd, Dehradun, Uttarakhand 248121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TRENGTH ARENA FITNESS CLUB GYM</text:p>
          </table:table-cell>
          <table:table-cell office:value-type="float" office:value="7037423336" calcext:value-type="float">
            <text:p>7037423336</text:p>
          </table:table-cell>
          <table:table-cell table:style-name="ce4" office:value-type="string" calcext:value-type="string">
            <text:p>4.5(56)</text:p>
          </table:table-cell>
          <table:table-cell office:value-type="string" calcext:value-type="string">
            <text:p>https://maps.app.goo.gl/C2Es3GMVQxoknZbS8</text:p>
          </table:table-cell>
          <table:table-cell office:value-type="string" calcext:value-type="string">
            <text:p>Ring Rd, opposite Sky garden banquet hall, Gangotri Vihar 1, Jogiwala, Indraprastha, Dehradun, Uttarakhand 248014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GYM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gurukul academy</text:p>
          </table:table-cell>
          <table:table-cell office:value-type="float" office:value="9897906838" calcext:value-type="float">
            <text:p>9897906838</text:p>
          </table:table-cell>
          <table:table-cell table:style-name="ce4" office:value-type="string" calcext:value-type="string">
            <text:p>4.8(507)</text:p>
          </table:table-cell>
          <table:table-cell office:value-type="string" calcext:value-type="string">
            <text:p>https://maps.app.goo.gl/qi2sDuJ6DBgMip4x7</text:p>
          </table:table-cell>
          <table:table-cell office:value-type="string" calcext:value-type="string">
            <text:p>opposite DBS Pg college, Block II, Karanpur, Dehradun, Uttarakhand 2480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Gurukul Defence Academy</text:p>
          </table:table-cell>
          <table:table-cell office:value-type="float" office:value="7252959856" calcext:value-type="float">
            <text:p>7252959856</text:p>
          </table:table-cell>
          <table:table-cell table:style-name="ce4" office:value-type="string" calcext:value-type="string">
            <text:p>4.9(307)</text:p>
          </table:table-cell>
          <table:table-cell office:value-type="string" calcext:value-type="string">
            <text:p>https://maps.app.goo.gl/Ew276BCBxGJWVssi6</text:p>
          </table:table-cell>
          <table:table-cell office:value-type="string" calcext:value-type="string">
            <text:p>phase 1, main gate, Raghav vihar, Smith Nagar, Prem Nagar, Dehradun, Uttarakhand 248007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Gurukul Cricket Academy </text:p>
            <text:p>http://gurukulcricketacademy.in/</text:p>
            <text:p>Not working</text:p>
          </table:table-cell>
          <table:table-cell office:value-type="float" office:value="7895143936" calcext:value-type="float">
            <text:p>7895143936</text:p>
          </table:table-cell>
          <table:table-cell table:style-name="ce4" office:value-type="string" calcext:value-type="string">
            <text:p>4.6(362)</text:p>
          </table:table-cell>
          <table:table-cell office:value-type="string" calcext:value-type="string">
            <text:p>https://maps.app.goo.gl/TpVf5sAkEQf5DcGy6</text:p>
          </table:table-cell>
          <table:table-cell office:value-type="string" calcext:value-type="string">
            <text:p>8WVH+PC4, Sudhowala, Chakrata Rd, near petrol pump, Jhajra, Dehradun, Uttarakhand 248015</text:p>
          </table:table-cell>
          <table:table-cell office:value-type="string" calcext:value-type="string">
            <text:p>Messag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afalta Coaching - SSC, Bank, Group-C</text:p>
          </table:table-cell>
          <table:table-cell office:value-type="float" office:value="8923254335" calcext:value-type="float">
            <text:p>8923254335</text:p>
          </table:table-cell>
          <table:table-cell table:style-name="ce4" office:value-type="string" calcext:value-type="string">
            <text:p>4.9(253)</text:p>
          </table:table-cell>
          <table:table-cell office:value-type="string" calcext:value-type="string">
            <text:p>https://maps.app.goo.gl/kXndSefFfdSCncqf7</text:p>
          </table:table-cell>
          <table:table-cell office:value-type="string" calcext:value-type="string">
            <text:p>3rd Floor at AG Tower, SHIMLA BYE PASS, chowk, opposite PNB BANK, Sewla Kalan, Majra, Dehradun, Shewala Kala, Uttarakhand 24817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CHOICE COACHING INSTITUTE</text:p>
          </table:table-cell>
          <table:table-cell office:value-type="float" office:value="9997677620" calcext:value-type="float">
            <text:p>9997677620</text:p>
          </table:table-cell>
          <table:table-cell table:style-name="ce4" office:value-type="string" calcext:value-type="string">
            <text:p>5.0(1,108)</text:p>
          </table:table-cell>
          <table:table-cell office:value-type="string" calcext:value-type="string">
            <text:p>https://maps.app.goo.gl/K4BVjB56tum6XcoH8</text:p>
          </table:table-cell>
          <table:table-cell office:value-type="string" calcext:value-type="string">
            <text:p>129, near Primary School, Kaulagarh, Dehradun, Uttarakhand 248195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Options Coaching Academy</text:p>
          </table:table-cell>
          <table:table-cell office:value-type="float" office:value="7060588935" calcext:value-type="float">
            <text:p>7060588935</text:p>
          </table:table-cell>
          <table:table-cell table:style-name="ce4" office:value-type="string" calcext:value-type="string">
            <text:p>4.3(188)</text:p>
          </table:table-cell>
          <table:table-cell office:value-type="string" calcext:value-type="string">
            <text:p>https://maps.app.goo.gl/SCXBaNEYV6s4aZ96A</text:p>
          </table:table-cell>
          <table:table-cell office:value-type="string" calcext:value-type="string">
            <text:p>Ground Floor, Career Tower, 29- Subhash Road, Behind Lord Venkateshwar Wedding Point, Dehradun, Uttarakhand 2480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PT Institute</text:p>
          </table:table-cell>
          <table:table-cell office:value-type="float" office:value="7895623006" calcext:value-type="float">
            <text:p>7895623006</text:p>
          </table:table-cell>
          <table:table-cell table:style-name="ce4" office:value-type="string" calcext:value-type="string">
            <text:p>4.5(78)</text:p>
          </table:table-cell>
          <table:table-cell office:value-type="string" calcext:value-type="string">
            <text:p>https://maps.app.goo.gl/dACuf7n3nqB3dLd28</text:p>
          </table:table-cell>
          <table:table-cell office:value-type="string" calcext:value-type="string">
            <text:p>SK Memorial Hospital, EC Road, near Dehradun, Irigation Colony, Karanpur, Dehradun, Uttarakhand 2480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Sristi IAS/PCS Study Circle </text:p>
          </table:table-cell>
          <table:table-cell office:value-type="float" office:value="9897627380" calcext:value-type="float">
            <text:p>9897627380</text:p>
          </table:table-cell>
          <table:table-cell table:style-name="ce5" office:value-type="string" calcext:value-type="string">
            <text:p>4.9(71)</text:p>
          </table:table-cell>
          <table:table-cell office:value-type="string" calcext:value-type="string">
            <text:p><text:a xlink:href="https://maps.app.goo.gl/uW87TsfP5HWzxH29A" xlink:type="simple">https://maps.app.goo.gl/uW87TsfP5HWzxH29A</text:a></text:p>
          </table:table-cell>
          <table:table-cell office:value-type="string" calcext:value-type="string">
            <text:p>82GQ+XQ5, Omkar Rd, Chukkuwala, Dehradun, Uttarakhand 2480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ure Secure Institute</text:p>
          </table:table-cell>
          <table:table-cell office:value-type="float" office:value="9760940075" calcext:value-type="float">
            <text:p>9760940075</text:p>
          </table:table-cell>
          <table:table-cell table:style-name="ce5" office:value-type="string" calcext:value-type="string">
            <text:p>5.0(126)</text:p>
          </table:table-cell>
          <table:table-cell office:value-type="string" calcext:value-type="string">
            <text:p>https://maps.app.goo.gl/3LLfxifShgdcd6yN7</text:p>
          </table:table-cell>
          <table:table-cell office:value-type="string" calcext:value-type="string">
            <text:p>Dev Plaza Complex, near Sai Mandir, Survey Chowk, Karanpur, Dehradun, Uttarakhand 2480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Shivam Sir Civil Classes </text:p>
          </table:table-cell>
          <table:table-cell office:value-type="float" office:value="8279706437" calcext:value-type="float">
            <text:p>8279706437</text:p>
          </table:table-cell>
          <table:table-cell table:style-name="ce4" office:value-type="string" calcext:value-type="string">
            <text:p>4.7(14)</text:p>
          </table:table-cell>
          <table:table-cell office:value-type="string" calcext:value-type="string">
            <text:p>https://maps.app.goo.gl/PzyUQu8eZRs1Fcio9</text:p>
          </table:table-cell>
          <table:table-cell office:value-type="string" calcext:value-type="string">
            <text:p>85 Madhu Vihar, GMS Rd, Sai Lok Colony, Dehradun, Uttarakhand 248146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oaching</text:p>
          </table:table-cell>
          <table:table-cell table:number-columns-repeated="16377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0:03:10.7447715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20:02:24.106742962</meta:creation-date>
    <dc:date>2026-02-28T17:06:09.876317494</dc:date>
    <meta:editing-duration>PT17H14M27S</meta:editing-duration>
    <meta:editing-cycles>2</meta:editing-cycles>
    <meta:generator>LibreOffice/24.2.7.2$Linux_X86_64 LibreOffice_project/420$Build-2</meta:generator>
    <meta:document-statistic meta:table-count="1" meta:cell-count="161" meta:object-count="0"/>
  </office:meta>
</office:document-meta>
</file>